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dobe Garamond Pro" officeooo:rsid="00080e5b" officeooo:paragraph-rsid="00080e5b"/>
    </style:style>
    <style:style style:name="P2" style:family="paragraph" style:parent-style-name="Standard">
      <style:paragraph-properties fo:text-align="justify" style:justify-single-word="false"/>
      <style:text-properties style:font-name="Adobe Garamond Pro" officeooo:rsid="00081376" officeooo:paragraph-rsid="00081376"/>
    </style:style>
    <style:style style:name="P3" style:family="paragraph" style:parent-style-name="Standard">
      <style:paragraph-properties fo:text-align="justify" style:justify-single-word="false"/>
      <style:text-properties style:font-name="Adobe Garamond Pro" officeooo:rsid="00084f78" officeooo:paragraph-rsid="00084f78"/>
    </style:style>
    <style:style style:name="P4" style:family="paragraph" style:parent-style-name="Standard">
      <style:paragraph-properties fo:text-align="justify" style:justify-single-word="false"/>
      <style:text-properties style:font-name="Adobe Garamond Pro" officeooo:rsid="0008ad45" officeooo:paragraph-rsid="0008ad45"/>
    </style:style>
    <style:style style:name="P5" style:family="paragraph" style:parent-style-name="Standard">
      <style:paragraph-properties fo:text-align="justify" style:justify-single-word="false"/>
      <style:text-properties style:font-name="Adobe Garamond Pro" officeooo:rsid="0008ad45" officeooo:paragraph-rsid="0008ad45"/>
    </style:style>
    <style:style style:name="P6" style:family="paragraph" style:parent-style-name="Standard">
      <style:paragraph-properties fo:text-align="justify" style:justify-single-word="false"/>
      <style:text-properties style:font-name="Adobe Garamond Pro" officeooo:rsid="000aa866" officeooo:paragraph-rsid="000aa866"/>
    </style:style>
    <style:style style:name="T1" style:family="text">
      <style:text-properties officeooo:rsid="00081376"/>
    </style:style>
    <style:style style:name="T2" style:family="text">
      <style:text-properties officeooo:rsid="00084f78"/>
    </style:style>
    <style:style style:name="T3" style:family="text">
      <style:text-properties officeooo:rsid="0008ad45"/>
    </style:style>
    <style:style style:name="T4" style:family="text">
      <style:text-properties officeooo:rsid="000aa866"/>
    </style:style>
    <style:style style:name="T5" style:family="text">
      <style:text-properties officeooo:rsid="000bae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 lieux, des idées </text:p>
      <text:p text:style-name="P1"/>
      <text:p text:style-name="P1">L'Hordeaux est le lieu de vie de la meute de Lalouve, de ses fileurs et fileuses. L'Hordeaux a connu plusieurs vie, plusieurs strates. C'est un ancien <text:span text:style-name="T2">atelier de tisserands.</text:span> <text:span text:style-name="T2">Il y a, au détour d'un couloir, de vieilles machines endormies. </text:span>À flan de colline, sur une zone humide aujourd'hui bétonnée. Le <text:span text:style-name="T2">canut</text:span> est entouré d'habitations de récupérations, d'habitations à l'intérieur d'anciennes habitations. De tours vidées, de tours surpeuplées. Décombres et densité. Partout le béton.</text:p>
      <text:p text:style-name="P1">L'Hordeaux peut accueillir plusieurs <text:span text:style-name="T1">centaines de militants.</text:span></text:p>
      <text:p text:style-name="P2">Il y a la grande salle et ses tables de chêne usées, attenante à la cuisine, <text:span text:style-name="T3">dite « Aux trois sœurs »</text:span>. <text:s/></text:p>
      <text:p text:style-name="P2">Il y a la bibliothèque. Piles de livres, de brochures, de clés usb, d'archives rar oubliées. Murmures.</text:p>
      <text:p text:style-name="P1">Il y a l'atelier où l'on s'agite, où l'on monte, où l'on répare, grand hangar avec ses couveuses pour ours polaires <text:span text:style-name="T5">et yacks dont on tissait la laine</text:span>. Il ne reste que les traces de griffes et les griffes seules. Fossile. </text:p>
      <text:p text:style-name="P2">Il y a les dortoirs, mixtes, hommes, femmes &amp; queers. </text:p>
      <text:p text:style-name="P2">Il y a la cour, nimbée de fumées de lacrymo. </text:p>
      <text:p text:style-name="P2">Il y a la tour de radio, d'où l'on transmet les messages, d'où l'on voit la ville et ses toitures, d'où l'on voit, menaçant, le bois d'Ormance. <text:s/></text:p>
      <text:p text:style-name="P2"/>
      <text:p text:style-name="P3">À l'entrée de l'Hordeaux, dans le prolongement du boulevard … il y a la Vigie où l'on accroche les restes de drones. <text:s/></text:p>
      <text:p text:style-name="P3"/>
      <text:p text:style-name="P4">4 lieux de vies se font les relais de la lutte. Ils sont étroitement surveillés par les flics.</text:p>
      <text:p text:style-name="P4"/>
      <text:p text:style-name="P4">Les Marges n'ont pas donné de signe de vie depuis longtemps.</text:p>
      <text:p text:style-name="P4"/>
      <text:p text:style-name="P4">Le cercueil <text:span text:style-name="T4">de béton </text:span>marque l'entrée de la pile nucléaire et du site de valorisation des déchets.</text:p>
      <text:p text:style-name="P4"/>
      <text:p text:style-name="P4"><text:span text:style-name="T4">Merle et Lalouve rentre de détention au début de notre histoire. Elles sont libérées après avoir résisté en cellule avec un groupe de détenue pendant deux jours. Elles avaient été raflées lors de la précédente manif. Leur rentrée à l'Hordeaux est une fête. </text:span></text:p>
      <text:p text:style-name="P6">Mais lors de la manif suivante, la plus forte depuis la réouverture des réacteurs jumeaux, Lalouve est tuée, par « accident » et Merle emprisonnée. Un algorithme juridique calcule la dette qu'elle a fait coûter à la société et la condamne à la rembourser par le travail. Devenez entrepreneur de votre réinsertion. Plus dans un lieux de privation de libertés non mais dans un centre de ré-éducation par l'entreprise ( ??? provisoire). Il s'agit de l'une des deux cheminées de la centrale qui est en fait un formidable complexe carcérale. Là avec d'autres ré-inséré.e.s elle participe jour et nuit à du taging de rêves et de mémoires <text:s/>captés par la centrale, pour faire une analyse automatique ( enfin elle ne sait pas bien le but de tout cela ). Elle suit jour et nuit le fil d'une trame mémorielle qui n'est pas la sienne. <text:span text:style-name="T5">Et ce lit peut à peut avec elle, la fait grandir comme une petite voix poétique à la l'intérieure d'elle et de ces camarades de détention. La voix est une créature interne qui se mêle à Ny. Cette voix a un rapport avec le bourdon que Lalouve avait capté au tout début de l'histoire et dont elle a cherché à trouver la trace. <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2:44:24.803162654</meta:creation-date>
    <dc:date>2017-10-02T22:44:57.769084233</dc:date>
    <meta:editing-duration>PT55S</meta:editing-duration>
    <meta:editing-cycles>2</meta:editing-cycles>
    <meta:generator>LibreOffice/4.2.8.2$Linux_X86_64 LibreOffice_project/420m0$Build-2</meta:generator>
    <meta:document-statistic meta:table-count="0" meta:image-count="0" meta:object-count="0" meta:page-count="1" meta:paragraph-count="15" meta:word-count="530" meta:character-count="3011" meta:non-whitespace-character-count="2481"/>
  </office:meta>
</office:document-meta>
</file>